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654in"/>
    </style:style>
    <style:style style:name="co2" style:family="table-column">
      <style:table-column-properties fo:break-before="auto" style:column-width="2.270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>
            <draw:frame table:end-cell-address="Sheet1.M20" table:end-x="0.1673in" table:end-y="0.0315in" draw:z-index="0" draw:style-name="gr1" svg:width="5.822in" svg:height="3.1465in" svg:x="0.5685in" svg:y="0.0732in">
              <draw:object draw:notify-on-update-of-ranges="Sheet1.A3:Sheet1.B4 Sheet1.E3:Sheet1.E4 Sheet1.A5:Sheet1.B6 Sheet1.E5:Sheet1.E6 Sheet1.A7:Sheet1.B8 Sheet1.E7:Sheet1.E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Kanban200.pet:</text:p>
          </table:table-cell>
          <table:table-cell office:value-type="string">
            <text:p>BestFS (BFS)</text:p>
          </table:table-cell>
          <table:table-cell table:number-columns-repeated="2" office:value-type="float" office:value="112">
            <text:p>112</text:p>
          </table:table-cell>
          <table:table-cell table:formula="of:=[.C3]/[.D3]*100"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string">
            <text:p>BestFS (DFS)</text:p>
          </table:table-cell>
          <table:table-cell table:number-columns-repeated="2" office:value-type="float" office:value="112">
            <text:p>112</text:p>
          </table:table-cell>
          <table:table-cell table:formula="of:=[.C4]/[.D4]*100"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Kanban500.pet:</text:p>
          </table:table-cell>
          <table:table-cell office:value-type="string">
            <text:p>BestFS (BFS)</text:p>
          </table:table-cell>
          <table:table-cell office:value-type="float" office:value="89">
            <text:p>89</text:p>
          </table:table-cell>
          <table:table-cell office:value-type="float" office:value="112">
            <text:p>112</text:p>
          </table:table-cell>
          <table:table-cell table:formula="of:=[.C5]/[.D5]*100" office:value-type="float" office:value="79.4642857142857">
            <text:p>79.4642857143</text:p>
          </table:table-cell>
          <table:table-cell/>
        </table:table-row>
        <table:table-row table:style-name="ro1">
          <table:table-cell/>
          <table:table-cell office:value-type="string">
            <text:p>BestFS (DFS)</text:p>
          </table:table-cell>
          <table:table-cell table:number-columns-repeated="2" office:value-type="float" office:value="112">
            <text:p>112</text:p>
          </table:table-cell>
          <table:table-cell table:formula="of:=[.C6]/[.D6]*100"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Kanban1000.pet:</text:p>
          </table:table-cell>
          <table:table-cell office:value-type="string">
            <text:p>BestFS (BFS)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table:formula="of:=[.C7]/[.D7]*100" office:value-type="float" office:value="61.6071428571429">
            <text:p>61.6071428571</text:p>
          </table:table-cell>
          <table:table-cell/>
        </table:table-row>
        <table:table-row table:style-name="ro1">
          <table:table-cell/>
          <table:table-cell office:value-type="string">
            <text:p>BestFS (DFS)</text:p>
          </table:table-cell>
          <table:table-cell table:number-columns-repeated="2" office:value-type="float" office:value="112">
            <text:p>112</text:p>
          </table:table-cell>
          <table:table-cell table:formula="of:=[.C8]/[.D8]*100"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FMS100.pet:</text:p>
          </table:table-cell>
          <table:table-cell office:value-type="string">
            <text:p>BestFS (BFS)</text:p>
          </table:table-cell>
          <table:table-cell office:value-type="float" office:value="101">
            <text:p>101</text:p>
          </table:table-cell>
          <table:table-cell office:value-type="float" office:value="112">
            <text:p>112</text:p>
          </table:table-cell>
          <table:table-cell table:formula="of:=[.C9]/[.D9]*100" office:value-type="float" office:value="90.1785714285714">
            <text:p>90.1785714286</text:p>
          </table:table-cell>
          <table:table-cell/>
        </table:table-row>
        <table:table-row table:style-name="ro1">
          <table:table-cell/>
          <table:table-cell office:value-type="string">
            <text:p>BestFS (DFS)</text:p>
          </table:table-cell>
          <table:table-cell office:value-type="float" office:value="105">
            <text:p>105</text:p>
          </table:table-cell>
          <table:table-cell office:value-type="float" office:value="112">
            <text:p>112</text:p>
          </table:table-cell>
          <table:table-cell table:formula="of:=[.C10]/[.D10]*100" office:value-type="float" office:value="93.75">
            <text:p>93.75</text:p>
          </table:table-cell>
          <table:table-cell/>
        </table:table-row>
        <table:table-row table:style-name="ro1">
          <table:table-cell office:value-type="string">
            <text:p>FMS200.pet:</text:p>
          </table:table-cell>
          <table:table-cell office:value-type="string">
            <text:p>BestFS (BFS)</text:p>
          </table:table-cell>
          <table:table-cell table:number-columns-repeated="2" office:value-type="float" office:value="112">
            <text:p>112</text:p>
          </table:table-cell>
          <table:table-cell table:formula="of:=[.C11]/[.D11]*100"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string">
            <text:p>BestFS (DFS)</text:p>
          </table:table-cell>
          <table:table-cell table:number-columns-repeated="2" office:value-type="float" office:value="112">
            <text:p>112</text:p>
          </table:table-cell>
          <table:table-cell table:formula="of:=[.C12]/[.D12]*100"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FMS500.pet:</text:p>
          </table:table-cell>
          <table:table-cell office:value-type="string">
            <text:p>BestFS (BFS)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  <table:table-cell table:formula="of:=[.C13]/[.D13]*100" office:value-type="float" office:value="36.036036036036">
            <text:p>36.036036036</text:p>
          </table:table-cell>
          <table:table-cell/>
        </table:table-row>
        <table:table-row table:style-name="ro1">
          <table:table-cell/>
          <table:table-cell office:value-type="string">
            <text:p>BestFS (DFS)</text:p>
          </table:table-cell>
          <table:table-cell office:value-type="float" office:value="105">
            <text:p>105</text:p>
          </table:table-cell>
          <table:table-cell office:value-type="float" office:value="111">
            <text:p>111</text:p>
          </table:table-cell>
          <table:table-cell table:formula="of:=[.C14]/[.D14]*100" office:value-type="float" office:value="94.5945945945946">
            <text:p>94.5945945946</text:p>
          </table:table-cell>
          <table:table-cell/>
        </table:table-row>
        <table:table-row table:style-name="ro1">
          <table:table-cell office:value-type="string">
            <text:p>MAPK640.pet:</text:p>
          </table:table-cell>
          <table:table-cell office:value-type="string">
            <text:p>BestFS (BFS)</text:p>
          </table:table-cell>
          <table:table-cell table:number-columns-repeated="2" office:value-type="float" office:value="111">
            <text:p>111</text:p>
          </table:table-cell>
          <table:table-cell table:formula="of:=[.C15]/[.D15]*100"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string">
            <text:p>BestFS (DFS)</text:p>
          </table:table-cell>
          <table:table-cell table:number-columns-repeated="2" office:value-type="float" office:value="111">
            <text:p>111</text:p>
          </table:table-cell>
          <table:table-cell table:formula="of:=[.C16]/[.D16]*100"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MAPK1280.pet:</text:p>
          </table:table-cell>
          <table:table-cell office:value-type="string">
            <text:p>BestFS (BFS)</text:p>
          </table:table-cell>
          <table:table-cell table:number-columns-repeated="2" office:value-type="float" office:value="111">
            <text:p>111</text:p>
          </table:table-cell>
          <table:table-cell table:formula="of:=[.C17]/[.D17]*100"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string">
            <text:p>BestFS (DFS)</text:p>
          </table:table-cell>
          <table:table-cell table:number-columns-repeated="2" office:value-type="float" office:value="111">
            <text:p>111</text:p>
          </table:table-cell>
          <table:table-cell table:formula="of:=[.C18]/[.D18]*100"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MAPK2560.pet:</text:p>
          </table:table-cell>
          <table:table-cell office:value-type="string">
            <text:p>BestFS (BFS)</text:p>
          </table:table-cell>
          <table:table-cell table:number-columns-repeated="2" office:value-type="float" office:value="111">
            <text:p>111</text:p>
          </table:table-cell>
          <table:table-cell table:formula="of:=[.C19]/[.D19]*100"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string">
            <text:p>BestFS (DFS)</text:p>
          </table:table-cell>
          <table:table-cell office:value-type="float" office:value="56">
            <text:p>56</text:p>
          </table:table-cell>
          <table:table-cell office:value-type="float" office:value="111">
            <text:p>111</text:p>
          </table:table-cell>
          <table:table-cell table:formula="of:=[.C20]/[.D20]*100" office:value-type="float" office:value="50.4504504504505">
            <text:p>50.4504504505</text:p>
          </table:table-cell>
          <table:table-cell/>
        </table:table-row>
        <table:table-row table:style-name="ro1">
          <table:table-cell table:number-columns-repeated="5"/>
          <table:table-cell>
            <draw:frame table:end-cell-address="Sheet1.M37" table:end-x="0.1783in" table:end-y="0.0732in" draw:z-index="1" draw:style-name="gr1" svg:width="5.8413in" svg:height="2.7429in" svg:x="0.5602in" svg:y="0.1642in">
              <draw:object draw:notify-on-update-of-ranges="Sheet1.C23:Sheet1.C23 Sheet1.C24:Sheet1.C26 Sheet1.D23:Sheet1.D23 Sheet1.D24:Sheet1.D26 Sheet1.E23:Sheet1.E23 Sheet1.E24:Sheet1.E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/>
          <table:table-cell office:value-type="string">
            <text:p>DFS</text:p>
          </table:table-cell>
          <table:table-cell office:value-type="string">
            <text:p>BFS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table:number-columns-repeated="2" office:value-type="float" office:value="100">
            <text:p>1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79.4642857142857">
            <text:p>79.46428571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61.6071428571429">
            <text:p>61.6071428571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7">05/17/2011</text:date>, <text:time>11:0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Nielsen</meta:initial-creator>
    <meta:creation-date>2011-05-17T10:23:34</meta:creation-date>
    <dc:date>2011-05-17T11:06:15</dc:date>
    <dc:creator>Thomas Nielsen</dc:creator>
    <meta:editing-duration>PT00H27M31S</meta:editing-duration>
    <meta:editing-cycles>3</meta:editing-cycles>
    <meta:generator>OpenOffice.org/3.2$Linux OpenOffice.org_project/320m19$Build-9505</meta:generator>
    <meta:document-statistic meta:table-count="3" meta:cell-count="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 style:data-style-name="N0">
      <style:graphic-properties draw:fill-color="#ff420e"/>
      <style:text-properties fo:font-size="6pt" style:font-size-asian="6pt" style:font-size-complex="6pt"/>
    </style:style>
    <style:style style:name="ch12" style:family="chart" style:data-style-name="N0">
      <style:graphic-properties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789cm" svg:height="7.993cm" xlink:href=".." chart:class="chart:bar" chart:style-name="ch1">
        <chart:title svg:x="6.653cm" svg:y="0.16cm" chart:style-name="ch2">
          <text:p>Kanban</text:p>
        </chart:title>
        <chart:legend chart:legend-position="end" svg:x="11.013cm" svg:y="2.385cm" chart:style-name="ch3"/>
        <chart:plot-area chart:style-name="ch4" table:cell-range-address="Sheet1.A3:Sheet1.B8 Sheet1.E3:Sheet1.E8" chart:data-source-has-labels="row" svg:x="0.389cm" svg:y="0.822cm" svg:width="10.33cm" svg:height="6.895cm">
          <chart:axis chart:dimension="x" chart:name="primary-x" chart:style-name="ch5">
            <chart:title svg:x="4.332cm" svg:y="7.304cm" chart:style-name="ch6">
              <text:p>Strategies over scale</text:p>
            </chart:title>
          </chart:axis>
          <chart:axis chart:dimension="y" chart:name="primary-y" chart:style-name="ch7">
            <chart:title svg:x="0.296cm" svg:y="5.333cm" chart:style-name="ch8">
              <text:p>Procent successful</text:p>
            </chart:title>
            <chart:grid chart:style-name="ch9" chart:class="major"/>
          </chart:axis>
          <chart:series chart:style-name="ch10" chart:values-cell-range-address="Sheet1.E3:Sheet1.E4" chart:label-cell-address="Sheet1.A3:Sheet1.B4" chart:class="chart:bar">
            <chart:data-point chart:repeated="2"/>
          </chart:series>
          <chart:series chart:style-name="ch11" chart:values-cell-range-address="Sheet1.E5:Sheet1.E6" chart:label-cell-address="Sheet1.A5:Sheet1.B6" chart:class="chart:bar">
            <chart:data-point chart:repeated="2"/>
          </chart:series>
          <chart:series chart:style-name="ch12" chart:values-cell-range-address="Sheet1.E7:Sheet1.E8" chart:label-cell-address="Sheet1.A7:Sheet1.B8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3:Sheet1.B4">Kanban200.pet: BestFS (BFS) BestFS (DFS)</text:p>
              </table:table-cell>
              <table:table-cell office:value-type="string">
                <text:p text:id="Sheet1.A5:Sheet1.B6">Kanban500.pet: BestFS (BFS) BestFS (DFS)</text:p>
              </table:table-cell>
              <table:table-cell office:value-type="string">
                <text:p text:id="Sheet1.A7:Sheet1.B8">Kanban1000.pet: BestFS (BFS) BestFS (DF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 text:id="Sheet1.E3:Sheet1.E4">100</text:p>
              </table:table-cell>
              <table:table-cell office:value-type="float" office:value="79.4642857142857">
                <text:p text:id="Sheet1.E5:Sheet1.E6">79.4642857142857</text:p>
              </table:table-cell>
              <table:table-cell office:value-type="float" office:value="61.6071428571429">
                <text:p text:id="Sheet1.E7:Sheet1.E8">61.60714285714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38cm" svg:height="6.968cm" xlink:href=".." chart:class="chart:bar" chart:style-name="ch1">
        <chart:legend chart:legend-position="end" svg:x="13.31cm" svg:y="3.015cm" chart:style-name="ch2"/>
        <chart:plot-area chart:style-name="ch3" table:cell-range-address="Sheet1.C23:Sheet1.E26" chart:data-source-has-labels="both" svg:x="0.296cm" svg:y="0.139cm" svg:width="12.719cm" svg:height="6.551cm">
          <chart:axis chart:dimension="x" chart:name="primary-x" chart:style-name="ch4">
            <chart:categories table:cell-range-address="Sheet1.C24:Sheet1.C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4:Sheet1.D26" chart:label-cell-address="Sheet1.D23:Sheet1.D23" chart:class="chart:bar">
            <chart:data-point chart:repeated="3"/>
          </chart:series>
          <chart:series chart:style-name="ch8" chart:values-cell-range-address="Sheet1.E24:Sheet1.E26" chart:label-cell-address="Sheet1.E23:Sheet1.E23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23:Sheet1.D23">DFS</text:p>
              </table:table-cell>
              <table:table-cell office:value-type="string">
                <text:p text:id="Sheet1.E23:Sheet1.E23">BFS</text:p>
              </table:table-cell>
            </table:table-row>
          </table:table-header-rows>
          <table:table-rows>
            <table:table-row>
              <table:table-cell office:value-type="string">
                <text:p text:id="Sheet1.C24:Sheet1.C26">200</text:p>
              </table:table-cell>
              <table:table-cell office:value-type="float" office:value="100">
                <text:p text:id="Sheet1.D24:Sheet1.D26">100</text:p>
              </table:table-cell>
              <table:table-cell office:value-type="float" office:value="100">
                <text:p text:id="Sheet1.E24:Sheet1.E26">1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">
                <text:p>100</text:p>
              </table:table-cell>
              <table:table-cell office:value-type="float" office:value="79.4642857142857">
                <text:p>79.464285714285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">
                <text:p>100</text:p>
              </table:table-cell>
              <table:table-cell office:value-type="float" office:value="61.6071428571429">
                <text:p>61.60714285714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